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8A24B7D8725584E4B1.png" manifest:media-type="image/png"/>
  <manifest:file-entry manifest:full-path="Pictures/10000000000001E0000001C8B5E46F0DB3863600.png" manifest:media-type="image/png"/>
  <manifest:file-entry manifest:full-path="Pictures/10000201000000D70000012AE6C37F1E5D8759CC.png" manifest:media-type="image/png"/>
  <manifest:file-entry manifest:full-path="Pictures/100002010000012800000221D069798EF2FD0F7D.png" manifest:media-type="image/png"/>
  <manifest:file-entry manifest:full-path="Pictures/10000201000000AF0000007AF6976F52DCBA55BE.png" manifest:media-type="image/png"/>
  <manifest:file-entry manifest:full-path="Pictures/10000201000000C1000000A3A955048096ACA2A6.png" manifest:media-type="image/png"/>
  <manifest:file-entry manifest:full-path="Pictures/10000000000001D2000000F0A17885A71BA7EE7E.png" manifest:media-type="image/png"/>
  <manifest:file-entry manifest:full-path="Pictures/10000201000000B0000000C6A35E7715CE043F87.png" manifest:media-type="image/png"/>
  <manifest:file-entry manifest:full-path="Pictures/10000000000001C90000010B17E548C9DD92B036.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2C000002CC4FEC337C37A6C9C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1090000016563B3CD885A01B201.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Standard">
      <style:text-properties fo:font-weight="bold" officeooo:rsid="0368cfd3" officeooo:paragraph-rsid="0368cfd3" style:font-weight-asian="bold" style:font-weight-complex="bold"/>
    </style:style>
    <style:style style:name="P7" style:family="paragraph" style:parent-style-name="Standard">
      <style:text-properties fo:font-weight="bold" officeooo:rsid="03529f02" officeooo:paragraph-rsid="036f73ea" style:font-weight-asian="bold" style:font-weight-complex="bold"/>
    </style:style>
    <style:style style:name="P8" style:family="paragraph" style:parent-style-name="Standard">
      <style:text-properties fo:font-weight="bold" officeooo:rsid="03529f02" officeooo:paragraph-rsid="0363ec59" style:font-weight-asian="bold" style:font-weight-complex="bold"/>
    </style:style>
    <style:style style:name="P9" style:family="paragraph" style:parent-style-name="Standard">
      <style:text-properties fo:font-weight="bold" officeooo:rsid="036b655e" officeooo:paragraph-rsid="036b655e" style:font-weight-asian="bold" style:font-weight-complex="bold"/>
    </style:style>
    <style:style style:name="P10" style:family="paragraph" style:parent-style-name="Standard">
      <style:text-properties officeooo:rsid="036aa272" officeooo:paragraph-rsid="036aa272"/>
    </style:style>
    <style:style style:name="P11" style:family="paragraph" style:parent-style-name="Standard">
      <style:text-properties officeooo:rsid="024b9c8f" officeooo:paragraph-rsid="03862084"/>
    </style:style>
    <style:style style:name="P12" style:family="paragraph" style:parent-style-name="Standard">
      <style:text-properties officeooo:rsid="0363ec59" officeooo:paragraph-rsid="03862084"/>
    </style:style>
    <style:style style:name="P13" style:family="paragraph" style:parent-style-name="Footer">
      <style:paragraph-properties fo:text-align="center" style:justify-single-word="false"/>
    </style:style>
    <style:style style:name="P14" style:family="paragraph" style:parent-style-name="Text_20_body">
      <style:text-properties officeooo:rsid="03529f02" officeooo:paragraph-rsid="0368cfd3"/>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36a2d2b" officeooo:paragraph-rsid="036a2d2b" style:font-weight-asian="bold" style:font-weight-complex="bold"/>
    </style:style>
    <style:style style:name="P17" style:family="paragraph" style:parent-style-name="Text_20_body">
      <style:text-properties fo:font-weight="bold" officeooo:paragraph-rsid="036d0717" style:font-weight-asian="bold" style:font-weight-complex="bold"/>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862084" officeooo:paragraph-rsid="03862084"/>
    </style:style>
    <style:style style:name="P21" style:family="paragraph" style:parent-style-name="Horizontal_20_Line">
      <style:text-properties officeooo:rsid="03529f02"/>
    </style:style>
    <style:style style:name="P22" style:family="paragraph" style:parent-style-name="Heading_20_4">
      <style:text-properties officeooo:paragraph-rsid="036f73ea"/>
    </style:style>
    <style:style style:name="P23" style:family="paragraph" style:parent-style-name="Heading_20_4">
      <style:text-properties officeooo:paragraph-rsid="037508bc"/>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63ec59"/>
    </style:style>
    <style:style style:name="P36" style:family="paragraph" style:parent-style-name="Heading_20_3">
      <style:text-properties officeooo:paragraph-rsid="037508bc"/>
    </style:style>
    <style:style style:name="P37" style:family="paragraph" style:parent-style-name="Heading_20_5">
      <style:text-properties officeooo:paragraph-rsid="036aa272"/>
    </style:style>
    <style:style style:name="P38" style:family="paragraph" style:parent-style-name="Heading_20_5">
      <style:text-properties officeooo:paragraph-rsid="036d0717"/>
    </style:style>
    <style:style style:name="P39" style:family="paragraph" style:parent-style-name="Heading_20_5">
      <style:text-properties officeooo:paragraph-rsid="03769abf"/>
    </style:style>
    <style:style style:name="P40" style:family="paragraph" style:parent-style-name="Standard">
      <style:text-properties officeooo:rsid="03529f02" officeooo:paragraph-rsid="0363ec59"/>
    </style:style>
    <style:style style:name="P41" style:family="paragraph" style:parent-style-name="Text_20_body">
      <style:text-properties fo:font-weight="bold"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5e36"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fo:font-weight="bold" style:font-weight-asian="bold" style:font-weight-complex="bold"/>
    </style:style>
    <style:style style:name="T25" style:family="text">
      <style:text-properties officeooo:rsid="038a6ad9"/>
    </style:style>
    <style:style style:name="T26" style:family="text">
      <style:text-properties officeooo:rsid="038aca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Shader Editor - Header - Add Menu - Shader</text:p>
          </text:index-title>
          <text:p text:style-name="P24"><text:a xlink:type="simple" xlink:href="#__RefHeading___Toc1637_3995298653" text:style-name="Index_20_Link" text:visited-style-name="Index_20_Link">Detailed table of content<text:tab/>1</text:a></text:p>
          <text:p text:style-name="P24"><text:a xlink:type="simple" xlink:href="#__RefHeading___Toc3694_2343488134" text:style-name="Index_20_Link" text:visited-style-name="Index_20_Link">Add menu - Shader<text:tab/>7</text:a></text:p>
          <text:p text:style-name="P25"><text:a xlink:type="simple" xlink:href="#__RefHeading___Toc3186_934432551" text:style-name="Index_20_Link" text:visited-style-name="Index_20_Link">Add Shader<text:tab/>7</text:a></text:p>
          <text:p text:style-name="P25"><text:a xlink:type="simple" xlink:href="#__RefHeading___Toc3146_1022938081" text:style-name="Index_20_Link" text:visited-style-name="Index_20_Link">Anisotropic BSDF<text:tab/>8</text:a></text:p>
          <text:p text:style-name="P25"><text:a xlink:type="simple" xlink:href="#__RefHeading___Toc3015_2224507082" text:style-name="Index_20_Link" text:visited-style-name="Index_20_Link">Background<text:tab/>9</text:a></text:p>
          <text:p text:style-name="P25"><text:a xlink:type="simple" xlink:href="#__RefHeading___Toc3017_2224507082" text:style-name="Index_20_Link" text:visited-style-name="Index_20_Link">Diffuse BSDF<text:tab/>9</text:a></text:p>
          <text:p text:style-name="P25"><text:a xlink:type="simple" xlink:href="#__RefHeading___Toc3019_2224507082" text:style-name="Index_20_Link" text:visited-style-name="Index_20_Link">Emission<text:tab/>10</text:a></text:p>
          <text:p text:style-name="P25"><text:a xlink:type="simple" xlink:href="#__RefHeading___Toc3021_2224507082" text:style-name="Index_20_Link" text:visited-style-name="Index_20_Link">Glass BSDF<text:tab/>10</text:a></text:p>
          <text:p text:style-name="P25"><text:a xlink:type="simple" xlink:href="#__RefHeading___Toc3048_2224507082" text:style-name="Index_20_Link" text:visited-style-name="Index_20_Link">Glossy BSDF<text:tab/>11</text:a></text:p>
          <text:p text:style-name="P25"><text:a xlink:type="simple" xlink:href="#__RefHeading___Toc3050_2224507082" text:style-name="Index_20_Link" text:visited-style-name="Index_20_Link">Hair BSDF<text:tab/>12</text:a></text:p>
          <text:p text:style-name="P25"><text:a xlink:type="simple" xlink:href="#__RefHeading___Toc3052_2224507082" text:style-name="Index_20_Link" text:visited-style-name="Index_20_Link">Holdout<text:tab/>13</text:a></text:p>
          <text:p text:style-name="P25"><text:a xlink:type="simple" xlink:href="#__RefHeading___Toc3054_2224507082" text:style-name="Index_20_Link" text:visited-style-name="Index_20_Link">Mix Shader<text:tab/>13</text:a></text:p>
          <text:p text:style-name="P25"><text:a xlink:type="simple" xlink:href="#__RefHeading___Toc3056_2224507082" text:style-name="Index_20_Link" text:visited-style-name="Index_20_Link">Inputs<text:tab/>13</text:a></text:p>
          <text:p text:style-name="P25"><text:a xlink:type="simple" xlink:href="#__RefHeading___Toc3058_2224507082" text:style-name="Index_20_Link" text:visited-style-name="Index_20_Link">Outputs<text:tab/>14</text:a></text:p>
          <text:p text:style-name="P25"><text:a xlink:type="simple" xlink:href="#__RefHeading___Toc3060_2224507082" text:style-name="Index_20_Link" text:visited-style-name="Index_20_Link">Principled BSDF<text:tab/>14</text:a></text:p>
          <text:p text:style-name="P25"><text:a xlink:type="simple" xlink:href="#__RefHeading___Toc3029_280651245" text:style-name="Index_20_Link" text:visited-style-name="Index_20_Link">Principled Hair BSDF<text:tab/>17</text:a></text:p>
          <text:p text:style-name="P25"><text:a xlink:type="simple" xlink:href="#__RefHeading___Toc3031_280651245" text:style-name="Index_20_Link" text:visited-style-name="Index_20_Link">Principled Volume<text:tab/>20</text:a></text:p>
          <text:p text:style-name="P25"><text:a xlink:type="simple" xlink:href="#__RefHeading___Toc3033_280651245" text:style-name="Index_20_Link" text:visited-style-name="Index_20_Link">Refraction BSDF<text:tab/>21</text:a></text:p>
          <text:p text:style-name="P25"><text:a xlink:type="simple" xlink:href="#__RefHeading___Toc3035_280651245" text:style-name="Index_20_Link" text:visited-style-name="Index_20_Link">Specular<text:tab/>22</text:a></text:p>
          <text:p text:style-name="P25"><text:a xlink:type="simple" xlink:href="#__RefHeading___Toc3037_280651245" text:style-name="Index_20_Link" text:visited-style-name="Index_20_Link">Subsurface Scattering<text:tab/>23</text:a></text:p>
          <text:p text:style-name="P25"><text:a xlink:type="simple" xlink:href="#__RefHeading___Toc3039_280651245" text:style-name="Index_20_Link" text:visited-style-name="Index_20_Link">Toon BSDF<text:tab/>25</text:a></text:p>
          <text:p text:style-name="P25"><text:a xlink:type="simple" xlink:href="#__RefHeading___Toc3041_280651245" text:style-name="Index_20_Link" text:visited-style-name="Index_20_Link">Translucent BSDF<text:tab/>26</text:a></text:p>
          <text:p text:style-name="P25"><text:a xlink:type="simple" xlink:href="#__RefHeading___Toc3043_280651245" text:style-name="Index_20_Link" text:visited-style-name="Index_20_Link">Transparent BSDF<text:tab/>26</text:a></text:p>
          <text:p text:style-name="P25"><text:a xlink:type="simple" xlink:href="#__RefHeading___Toc3045_280651245" text:style-name="Index_20_Link" text:visited-style-name="Index_20_Link">Velvet BSDF<text:tab/>27</text:a></text:p>
          <text:p text:style-name="P25"><text:a xlink:type="simple" xlink:href="#__RefHeading___Toc3047_280651245" text:style-name="Index_20_Link" text:visited-style-name="Index_20_Link">Volume Absorption<text:tab/>27</text:a></text:p>
          <text:p text:style-name="P25"><text:a xlink:type="simple" xlink:href="#__RefHeading___Toc3049_280651245" text:style-name="Index_20_Link" text:visited-style-name="Index_20_Link">Volume Scatter<text:tab/>28</text:a></text:p>
        </text:index-body>
      </text:table-of-content>
      <text:p text:style-name="Standard"/>
      <text:p text:style-name="P2"/>
      <text:p text:style-name="P11"/>
      <table:table table:name="Tabelle1" table:style-name="Tabelle1">
        <table:table-column table:style-name="Tabelle1.A"/>
        <table:table-row table:style-name="TableLine2716429587264">
          <table:table-cell table:style-name="Tabelle1.A1" office:value-type="string">
            <text:h text:style-name="P34"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637_3995298653" text:style-name="Index_20_Link" text:visited-style-name="Index_20_Link">Detailed table of content<text:tab/>1</text:a></text:p>
          <text:p text:style-name="P24"><text:a xlink:type="simple" xlink:href="#__RefHeading___Toc3694_2343488134" text:style-name="Index_20_Link" text:visited-style-name="Index_20_Link">Add menu - Shader<text:tab/>7</text:a></text:p>
          <text:p text:style-name="P25"><text:a xlink:type="simple" xlink:href="#__RefHeading___Toc3186_934432551" text:style-name="Index_20_Link" text:visited-style-name="Index_20_Link">Add Shader<text:tab/>7</text:a></text:p>
          <text:p text:style-name="P26"><text:a xlink:type="simple" xlink:href="#__RefHeading___Toc1639_3995298653" text:style-name="Index_20_Link" text:visited-style-name="Index_20_Link">Inputs<text:tab/>7</text:a></text:p>
          <text:p text:style-name="P27"><text:a xlink:type="simple" xlink:href="#__RefHeading___Toc1641_3995298653" text:style-name="Index_20_Link" text:visited-style-name="Index_20_Link">Shaders<text:tab/>7</text:a></text:p>
          <text:p text:style-name="P26"><text:a xlink:type="simple" xlink:href="#__RefHeading___Toc1643_3995298653" text:style-name="Index_20_Link" text:visited-style-name="Index_20_Link">Outputs<text:tab/>8</text:a></text:p>
          <text:p text:style-name="P27"><text:a xlink:type="simple" xlink:href="#__RefHeading___Toc1645_3995298653" text:style-name="Index_20_Link" text:visited-style-name="Index_20_Link">Shader<text:tab/>8</text:a></text:p>
          <text:p text:style-name="P25"><text:a xlink:type="simple" xlink:href="#__RefHeading___Toc3146_1022938081" text:style-name="Index_20_Link" text:visited-style-name="Index_20_Link">Anisotropic BSDF<text:tab/>8</text:a></text:p>
          <text:p text:style-name="P26"><text:a xlink:type="simple" xlink:href="#__RefHeading___Toc3148_1022938081" text:style-name="Index_20_Link" text:visited-style-name="Index_20_Link">Inputs<text:tab/>8</text:a></text:p>
          <text:p text:style-name="P27"><text:a xlink:type="simple" xlink:href="#__RefHeading___Toc3150_1022938081" text:style-name="Index_20_Link" text:visited-style-name="Index_20_Link">Color<text:tab/>8</text:a></text:p>
          <text:p text:style-name="P27"><text:a xlink:type="simple" xlink:href="#__RefHeading___Toc3152_1022938081" text:style-name="Index_20_Link" text:visited-style-name="Index_20_Link">Roughness<text:tab/>8</text:a></text:p>
          <text:p text:style-name="P27"><text:a xlink:type="simple" xlink:href="#__RefHeading___Toc3154_1022938081" text:style-name="Index_20_Link" text:visited-style-name="Index_20_Link">Anisotropy<text:tab/>8</text:a></text:p>
          <text:p text:style-name="P27"><text:a xlink:type="simple" xlink:href="#__RefHeading___Toc3156_1022938081" text:style-name="Index_20_Link" text:visited-style-name="Index_20_Link">Rotation<text:tab/>8</text:a></text:p>
          <text:p text:style-name="P27"><text:a xlink:type="simple" xlink:href="#__RefHeading___Toc3158_1022938081" text:style-name="Index_20_Link" text:visited-style-name="Index_20_Link">Normal<text:tab/>8</text:a></text:p>
          <text:p text:style-name="P27"><text:a xlink:type="simple" xlink:href="#__RefHeading___Toc3160_1022938081" text:style-name="Index_20_Link" text:visited-style-name="Index_20_Link">Tangent<text:tab/>8</text:a></text:p>
          <text:p text:style-name="P26"><text:a xlink:type="simple" xlink:href="#__RefHeading___Toc3162_1022938081" text:style-name="Index_20_Link" text:visited-style-name="Index_20_Link">Properties<text:tab/>8</text:a></text:p>
          <text:p text:style-name="P27"><text:soft-page-break/><text:a xlink:type="simple" xlink:href="#__RefHeading___Toc3164_1022938081" text:style-name="Index_20_Link" text:visited-style-name="Index_20_Link">Distribution<text:tab/>8</text:a></text:p>
          <text:p text:style-name="P26"><text:a xlink:type="simple" xlink:href="#__RefHeading___Toc3166_1022938081" text:style-name="Index_20_Link" text:visited-style-name="Index_20_Link">Outputs<text:tab/>9</text:a></text:p>
          <text:p text:style-name="P27"><text:a xlink:type="simple" xlink:href="#__RefHeading___Toc3168_1022938081" text:style-name="Index_20_Link" text:visited-style-name="Index_20_Link">BSDF<text:tab/>9</text:a></text:p>
          <text:p text:style-name="P25"><text:a xlink:type="simple" xlink:href="#__RefHeading___Toc3015_2224507082" text:style-name="Index_20_Link" text:visited-style-name="Index_20_Link">Background<text:tab/>9</text:a></text:p>
          <text:p text:style-name="P26"><text:a xlink:type="simple" xlink:href="#__RefHeading___Toc1647_3995298653" text:style-name="Index_20_Link" text:visited-style-name="Index_20_Link">Inputs<text:tab/>9</text:a></text:p>
          <text:p text:style-name="P27"><text:a xlink:type="simple" xlink:href="#__RefHeading___Toc1649_3995298653" text:style-name="Index_20_Link" text:visited-style-name="Index_20_Link">Color<text:tab/>9</text:a></text:p>
          <text:p text:style-name="P27"><text:a xlink:type="simple" xlink:href="#__RefHeading___Toc1651_3995298653" text:style-name="Index_20_Link" text:visited-style-name="Index_20_Link">Strength<text:tab/>9</text:a></text:p>
          <text:p text:style-name="P26"><text:a xlink:type="simple" xlink:href="#__RefHeading___Toc1653_3995298653" text:style-name="Index_20_Link" text:visited-style-name="Index_20_Link">Outputs<text:tab/>9</text:a></text:p>
          <text:p text:style-name="P27"><text:a xlink:type="simple" xlink:href="#__RefHeading___Toc1655_3995298653" text:style-name="Index_20_Link" text:visited-style-name="Index_20_Link">Background<text:tab/>9</text:a></text:p>
          <text:p text:style-name="P25"><text:a xlink:type="simple" xlink:href="#__RefHeading___Toc3017_2224507082" text:style-name="Index_20_Link" text:visited-style-name="Index_20_Link">Diffuse BSDF<text:tab/>9</text:a></text:p>
          <text:p text:style-name="P26"><text:a xlink:type="simple" xlink:href="#__RefHeading___Toc1657_3995298653" text:style-name="Index_20_Link" text:visited-style-name="Index_20_Link">Inputs<text:tab/>9</text:a></text:p>
          <text:p text:style-name="P27"><text:a xlink:type="simple" xlink:href="#__RefHeading___Toc1659_3995298653" text:style-name="Index_20_Link" text:visited-style-name="Index_20_Link">Color<text:tab/>9</text:a></text:p>
          <text:p text:style-name="P27"><text:a xlink:type="simple" xlink:href="#__RefHeading___Toc1661_3995298653" text:style-name="Index_20_Link" text:visited-style-name="Index_20_Link">Roughness Cycles Only<text:tab/>9</text:a></text:p>
          <text:p text:style-name="P27"><text:a xlink:type="simple" xlink:href="#__RefHeading___Toc1663_3995298653" text:style-name="Index_20_Link" text:visited-style-name="Index_20_Link">Normal<text:tab/>9</text:a></text:p>
          <text:p text:style-name="P26"><text:a xlink:type="simple" xlink:href="#__RefHeading___Toc1665_3995298653" text:style-name="Index_20_Link" text:visited-style-name="Index_20_Link">Outputs<text:tab/>9</text:a></text:p>
          <text:p text:style-name="P27"><text:a xlink:type="simple" xlink:href="#__RefHeading___Toc1667_3995298653" text:style-name="Index_20_Link" text:visited-style-name="Index_20_Link">BSDF<text:tab/>9</text:a></text:p>
          <text:p text:style-name="P25"><text:a xlink:type="simple" xlink:href="#__RefHeading___Toc3019_2224507082" text:style-name="Index_20_Link" text:visited-style-name="Index_20_Link">Emission<text:tab/>10</text:a></text:p>
          <text:p text:style-name="P26"><text:a xlink:type="simple" xlink:href="#__RefHeading___Toc1669_3995298653" text:style-name="Index_20_Link" text:visited-style-name="Index_20_Link">Inputs<text:tab/>10</text:a></text:p>
          <text:p text:style-name="P27"><text:a xlink:type="simple" xlink:href="#__RefHeading___Toc1671_3995298653" text:style-name="Index_20_Link" text:visited-style-name="Index_20_Link">Color<text:tab/>10</text:a></text:p>
          <text:p text:style-name="P27"><text:a xlink:type="simple" xlink:href="#__RefHeading___Toc1673_3995298653" text:style-name="Index_20_Link" text:visited-style-name="Index_20_Link">Strength<text:tab/>10</text:a></text:p>
          <text:p text:style-name="P26"><text:a xlink:type="simple" xlink:href="#__RefHeading___Toc1675_3995298653" text:style-name="Index_20_Link" text:visited-style-name="Index_20_Link">Outputs<text:tab/>10</text:a></text:p>
          <text:p text:style-name="P27"><text:a xlink:type="simple" xlink:href="#__RefHeading___Toc1677_3995298653" text:style-name="Index_20_Link" text:visited-style-name="Index_20_Link">Emission<text:tab/>10</text:a></text:p>
          <text:p text:style-name="P25"><text:a xlink:type="simple" xlink:href="#__RefHeading___Toc3021_2224507082" text:style-name="Index_20_Link" text:visited-style-name="Index_20_Link">Glass BSDF<text:tab/>10</text:a></text:p>
          <text:p text:style-name="P26"><text:a xlink:type="simple" xlink:href="#__RefHeading___Toc1679_3995298653" text:style-name="Index_20_Link" text:visited-style-name="Index_20_Link">Inputs<text:tab/>10</text:a></text:p>
          <text:p text:style-name="P27"><text:a xlink:type="simple" xlink:href="#__RefHeading___Toc1681_3995298653" text:style-name="Index_20_Link" text:visited-style-name="Index_20_Link">Color<text:tab/>10</text:a></text:p>
          <text:p text:style-name="P27"><text:a xlink:type="simple" xlink:href="#__RefHeading___Toc1683_3995298653" text:style-name="Index_20_Link" text:visited-style-name="Index_20_Link">Roughness<text:tab/>10</text:a></text:p>
          <text:p text:style-name="P27"><text:a xlink:type="simple" xlink:href="#__RefHeading___Toc1685_3995298653" text:style-name="Index_20_Link" text:visited-style-name="Index_20_Link">IOR<text:tab/>10</text:a></text:p>
          <text:p text:style-name="P27"><text:a xlink:type="simple" xlink:href="#__RefHeading___Toc1687_3995298653" text:style-name="Index_20_Link" text:visited-style-name="Index_20_Link">Normal<text:tab/>10</text:a></text:p>
          <text:p text:style-name="P26"><text:a xlink:type="simple" xlink:href="#__RefHeading___Toc1689_3995298653" text:style-name="Index_20_Link" text:visited-style-name="Index_20_Link">Properties<text:tab/>10</text:a></text:p>
          <text:p text:style-name="P27"><text:a xlink:type="simple" xlink:href="#__RefHeading___Toc1691_3995298653" text:style-name="Index_20_Link" text:visited-style-name="Index_20_Link">Distribution<text:tab/>10</text:a></text:p>
          <text:p text:style-name="P28"><text:a xlink:type="simple" xlink:href="#__RefHeading___Toc1693_3995298653" text:style-name="Index_20_Link" text:visited-style-name="Index_20_Link">Sharp<text:tab/>10</text:a></text:p>
          <text:p text:style-name="P28"><text:a xlink:type="simple" xlink:href="#__RefHeading___Toc1695_3995298653" text:style-name="Index_20_Link" text:visited-style-name="Index_20_Link">GGX<text:tab/>10</text:a></text:p>
          <text:p text:style-name="P28"><text:a xlink:type="simple" xlink:href="#__RefHeading___Toc1697_3995298653" text:style-name="Index_20_Link" text:visited-style-name="Index_20_Link">Multiple-scattering GGX<text:tab/>11</text:a></text:p>
          <text:p text:style-name="P28"><text:a xlink:type="simple" xlink:href="#__RefHeading___Toc1699_3995298653" text:style-name="Index_20_Link" text:visited-style-name="Index_20_Link">Beckmann<text:tab/>11</text:a></text:p>
          <text:p text:style-name="P28"><text:a xlink:type="simple" xlink:href="#__RefHeading___Toc1701_3995298653" text:style-name="Index_20_Link" text:visited-style-name="Index_20_Link">Ashikhmin-Shirley<text:tab/>11</text:a></text:p>
          <text:p text:style-name="P26"><text:a xlink:type="simple" xlink:href="#__RefHeading___Toc1703_3995298653" text:style-name="Index_20_Link" text:visited-style-name="Index_20_Link">Outputs<text:tab/>11</text:a></text:p>
          <text:p text:style-name="P27"><text:a xlink:type="simple" xlink:href="#__RefHeading___Toc1705_3995298653" text:style-name="Index_20_Link" text:visited-style-name="Index_20_Link">BSDF<text:tab/>11</text:a></text:p>
          <text:p text:style-name="P25"><text:a xlink:type="simple" xlink:href="#__RefHeading___Toc3048_2224507082" text:style-name="Index_20_Link" text:visited-style-name="Index_20_Link">Glossy BSDF<text:tab/>11</text:a></text:p>
          <text:p text:style-name="P26"><text:a xlink:type="simple" xlink:href="#__RefHeading___Toc1707_3995298653" text:style-name="Index_20_Link" text:visited-style-name="Index_20_Link">Inputs<text:tab/>11</text:a></text:p>
          <text:p text:style-name="P27"><text:a xlink:type="simple" xlink:href="#__RefHeading___Toc1709_3995298653" text:style-name="Index_20_Link" text:visited-style-name="Index_20_Link">Color<text:tab/>11</text:a></text:p>
          <text:p text:style-name="P27"><text:a xlink:type="simple" xlink:href="#__RefHeading___Toc1711_3995298653" text:style-name="Index_20_Link" text:visited-style-name="Index_20_Link">Roughness<text:tab/>11</text:a></text:p>
          <text:p text:style-name="P27"><text:a xlink:type="simple" xlink:href="#__RefHeading___Toc1713_3995298653" text:style-name="Index_20_Link" text:visited-style-name="Index_20_Link">Normal<text:tab/>11</text:a></text:p>
          <text:p text:style-name="P26"><text:a xlink:type="simple" xlink:href="#__RefHeading___Toc1715_3995298653" text:style-name="Index_20_Link" text:visited-style-name="Index_20_Link">Properties<text:tab/>11</text:a></text:p>
          <text:p text:style-name="P27"><text:a xlink:type="simple" xlink:href="#__RefHeading___Toc1717_3995298653" text:style-name="Index_20_Link" text:visited-style-name="Index_20_Link">Distribution<text:tab/>11</text:a></text:p>
          <text:p text:style-name="P28"><text:a xlink:type="simple" xlink:href="#__RefHeading___Toc1719_3995298653" text:style-name="Index_20_Link" text:visited-style-name="Index_20_Link">Sharp<text:tab/>11</text:a></text:p>
          <text:p text:style-name="P28"><text:a xlink:type="simple" xlink:href="#__RefHeading___Toc1721_3995298653" text:style-name="Index_20_Link" text:visited-style-name="Index_20_Link">Beckmann<text:tab/>11</text:a></text:p>
          <text:p text:style-name="P28"><text:a xlink:type="simple" xlink:href="#__RefHeading___Toc1723_3995298653" text:style-name="Index_20_Link" text:visited-style-name="Index_20_Link">GGX<text:tab/>12</text:a></text:p>
          <text:p text:style-name="P28"><text:a xlink:type="simple" xlink:href="#__RefHeading___Toc1725_3995298653" text:style-name="Index_20_Link" text:visited-style-name="Index_20_Link">Ashikhmin-Shirley<text:tab/>12</text:a></text:p>
          <text:p text:style-name="P28"><text:a xlink:type="simple" xlink:href="#__RefHeading___Toc1727_3995298653" text:style-name="Index_20_Link" text:visited-style-name="Index_20_Link">Multiple-scattering GGX<text:tab/>12</text:a></text:p>
          <text:p text:style-name="P26"><text:a xlink:type="simple" xlink:href="#__RefHeading___Toc1729_3995298653" text:style-name="Index_20_Link" text:visited-style-name="Index_20_Link">Outputs<text:tab/>12</text:a></text:p>
          <text:p text:style-name="P27"><text:a xlink:type="simple" xlink:href="#__RefHeading___Toc1731_3995298653" text:style-name="Index_20_Link" text:visited-style-name="Index_20_Link">BSDF<text:tab/>12</text:a></text:p>
          <text:p text:style-name="P25"><text:a xlink:type="simple" xlink:href="#__RefHeading___Toc3050_2224507082" text:style-name="Index_20_Link" text:visited-style-name="Index_20_Link">Hair BSDF<text:tab/>12</text:a></text:p>
          <text:p text:style-name="P26"><text:a xlink:type="simple" xlink:href="#__RefHeading___Toc1733_3995298653" text:style-name="Index_20_Link" text:visited-style-name="Index_20_Link">Inputs<text:tab/>12</text:a></text:p>
          <text:p text:style-name="P27"><text:soft-page-break/><text:a xlink:type="simple" xlink:href="#__RefHeading___Toc1735_3995298653" text:style-name="Index_20_Link" text:visited-style-name="Index_20_Link">Color<text:tab/>12</text:a></text:p>
          <text:p text:style-name="P27"><text:a xlink:type="simple" xlink:href="#__RefHeading___Toc1737_3995298653" text:style-name="Index_20_Link" text:visited-style-name="Index_20_Link">Offset<text:tab/>12</text:a></text:p>
          <text:p text:style-name="P27"><text:a xlink:type="simple" xlink:href="#__RefHeading___Toc1739_3995298653" text:style-name="Index_20_Link" text:visited-style-name="Index_20_Link">Roughness U/V<text:tab/>12</text:a></text:p>
          <text:p text:style-name="P27"><text:a xlink:type="simple" xlink:href="#__RefHeading___Toc1741_3995298653" text:style-name="Index_20_Link" text:visited-style-name="Index_20_Link">Tangent<text:tab/>12</text:a></text:p>
          <text:p text:style-name="P26"><text:a xlink:type="simple" xlink:href="#__RefHeading___Toc1743_3995298653" text:style-name="Index_20_Link" text:visited-style-name="Index_20_Link">Properties<text:tab/>12</text:a></text:p>
          <text:p text:style-name="P27"><text:a xlink:type="simple" xlink:href="#__RefHeading___Toc1745_3995298653" text:style-name="Index_20_Link" text:visited-style-name="Index_20_Link">Component<text:tab/>12</text:a></text:p>
          <text:p text:style-name="P27"><text:a xlink:type="simple" xlink:href="#__RefHeading___Toc1747_3995298653" text:style-name="Index_20_Link" text:visited-style-name="Index_20_Link">Reflection<text:tab/>13</text:a></text:p>
          <text:p text:style-name="P27"><text:a xlink:type="simple" xlink:href="#__RefHeading___Toc1749_3995298653" text:style-name="Index_20_Link" text:visited-style-name="Index_20_Link">Transmission<text:tab/>13</text:a></text:p>
          <text:p text:style-name="P26"><text:a xlink:type="simple" xlink:href="#__RefHeading___Toc1751_3995298653" text:style-name="Index_20_Link" text:visited-style-name="Index_20_Link">Outputs<text:tab/>13</text:a></text:p>
          <text:p text:style-name="P27"><text:a xlink:type="simple" xlink:href="#__RefHeading___Toc1753_3995298653" text:style-name="Index_20_Link" text:visited-style-name="Index_20_Link">BSDF<text:tab/>13</text:a></text:p>
          <text:p text:style-name="P25"><text:a xlink:type="simple" xlink:href="#__RefHeading___Toc3052_2224507082" text:style-name="Index_20_Link" text:visited-style-name="Index_20_Link">Holdout<text:tab/>13</text:a></text:p>
          <text:p text:style-name="P26"><text:a xlink:type="simple" xlink:href="#__RefHeading___Toc1755_3995298653" text:style-name="Index_20_Link" text:visited-style-name="Index_20_Link">Outputs<text:tab/>13</text:a></text:p>
          <text:p text:style-name="P27"><text:a xlink:type="simple" xlink:href="#__RefHeading___Toc1757_3995298653" text:style-name="Index_20_Link" text:visited-style-name="Index_20_Link">Holdout<text:tab/>13</text:a></text:p>
          <text:p text:style-name="P25"><text:a xlink:type="simple" xlink:href="#__RefHeading___Toc3054_2224507082" text:style-name="Index_20_Link" text:visited-style-name="Index_20_Link">Mix Shader<text:tab/>13</text:a></text:p>
          <text:p text:style-name="P25"><text:a xlink:type="simple" xlink:href="#__RefHeading___Toc3056_2224507082" text:style-name="Index_20_Link" text:visited-style-name="Index_20_Link">Inputs<text:tab/>13</text:a></text:p>
          <text:p text:style-name="P26"><text:a xlink:type="simple" xlink:href="#__RefHeading___Toc1759_3995298653" text:style-name="Index_20_Link" text:visited-style-name="Index_20_Link">Shader<text:tab/>13</text:a></text:p>
          <text:p text:style-name="P26"><text:a xlink:type="simple" xlink:href="#__RefHeading___Toc1761_3995298653" text:style-name="Index_20_Link" text:visited-style-name="Index_20_Link">Factor<text:tab/>13</text:a></text:p>
          <text:p text:style-name="P25"><text:a xlink:type="simple" xlink:href="#__RefHeading___Toc3058_2224507082" text:style-name="Index_20_Link" text:visited-style-name="Index_20_Link">Outputs<text:tab/>14</text:a></text:p>
          <text:p text:style-name="P26"><text:a xlink:type="simple" xlink:href="#__RefHeading___Toc1763_3995298653" text:style-name="Index_20_Link" text:visited-style-name="Index_20_Link">Shader<text:tab/>14</text:a></text:p>
          <text:p text:style-name="P25"><text:a xlink:type="simple" xlink:href="#__RefHeading___Toc3060_2224507082" text:style-name="Index_20_Link" text:visited-style-name="Index_20_Link">Principled BSDF<text:tab/>14</text:a></text:p>
          <text:p text:style-name="P26"><text:a xlink:type="simple" xlink:href="#__RefHeading___Toc1765_3995298653" text:style-name="Index_20_Link" text:visited-style-name="Index_20_Link">Inputs<text:tab/>14</text:a></text:p>
          <text:p text:style-name="P27"><text:a xlink:type="simple" xlink:href="#__RefHeading___Toc1767_3995298653" text:style-name="Index_20_Link" text:visited-style-name="Index_20_Link">Base Color<text:tab/>14</text:a></text:p>
          <text:p text:style-name="P27"><text:a xlink:type="simple" xlink:href="#__RefHeading___Toc1769_3995298653" text:style-name="Index_20_Link" text:visited-style-name="Index_20_Link">Subsurface<text:tab/>14</text:a></text:p>
          <text:p text:style-name="P27"><text:a xlink:type="simple" xlink:href="#__RefHeading___Toc1771_3995298653" text:style-name="Index_20_Link" text:visited-style-name="Index_20_Link">Subsurface Radius<text:tab/>14</text:a></text:p>
          <text:p text:style-name="P27"><text:a xlink:type="simple" xlink:href="#__RefHeading___Toc1773_3995298653" text:style-name="Index_20_Link" text:visited-style-name="Index_20_Link">Subsurface Color<text:tab/>14</text:a></text:p>
          <text:p text:style-name="P27"><text:a xlink:type="simple" xlink:href="#__RefHeading___Toc1775_3995298653" text:style-name="Index_20_Link" text:visited-style-name="Index_20_Link">Metallic<text:tab/>14</text:a></text:p>
          <text:p text:style-name="P27"><text:a xlink:type="simple" xlink:href="#__RefHeading___Toc1777_3995298653" text:style-name="Index_20_Link" text:visited-style-name="Index_20_Link">Specular<text:tab/>15</text:a></text:p>
          <text:p text:style-name="P27"><text:a xlink:type="simple" xlink:href="#__RefHeading___Toc1779_3995298653" text:style-name="Index_20_Link" text:visited-style-name="Index_20_Link">Specular Tint<text:tab/>15</text:a></text:p>
          <text:p text:style-name="P27"><text:a xlink:type="simple" xlink:href="#__RefHeading___Toc1781_3995298653" text:style-name="Index_20_Link" text:visited-style-name="Index_20_Link">Roughness<text:tab/>15</text:a></text:p>
          <text:p text:style-name="P27"><text:a xlink:type="simple" xlink:href="#__RefHeading___Toc1783_3995298653" text:style-name="Index_20_Link" text:visited-style-name="Index_20_Link">Anisotropic<text:tab/>15</text:a></text:p>
          <text:p text:style-name="P27"><text:a xlink:type="simple" xlink:href="#__RefHeading___Toc1785_3995298653" text:style-name="Index_20_Link" text:visited-style-name="Index_20_Link">Anisotropic Rotation<text:tab/>15</text:a></text:p>
          <text:p text:style-name="P27"><text:a xlink:type="simple" xlink:href="#__RefHeading___Toc1787_3995298653" text:style-name="Index_20_Link" text:visited-style-name="Index_20_Link">Sheen<text:tab/>15</text:a></text:p>
          <text:p text:style-name="P27"><text:a xlink:type="simple" xlink:href="#__RefHeading___Toc1789_3995298653" text:style-name="Index_20_Link" text:visited-style-name="Index_20_Link">Sheen Tint<text:tab/>15</text:a></text:p>
          <text:p text:style-name="P27"><text:a xlink:type="simple" xlink:href="#__RefHeading___Toc1791_3995298653" text:style-name="Index_20_Link" text:visited-style-name="Index_20_Link">Clear coat<text:tab/>16</text:a></text:p>
          <text:p text:style-name="P27"><text:a xlink:type="simple" xlink:href="#__RefHeading___Toc1793_3995298653" text:style-name="Index_20_Link" text:visited-style-name="Index_20_Link">Clear coat Roughness<text:tab/>16</text:a></text:p>
          <text:p text:style-name="P27"><text:a xlink:type="simple" xlink:href="#__RefHeading___Toc1795_3995298653" text:style-name="Index_20_Link" text:visited-style-name="Index_20_Link">IOR<text:tab/>16</text:a></text:p>
          <text:p text:style-name="P27"><text:a xlink:type="simple" xlink:href="#__RefHeading___Toc1797_3995298653" text:style-name="Index_20_Link" text:visited-style-name="Index_20_Link">Transmission<text:tab/>16</text:a></text:p>
          <text:p text:style-name="P27"><text:a xlink:type="simple" xlink:href="#__RefHeading___Toc1799_3995298653" text:style-name="Index_20_Link" text:visited-style-name="Index_20_Link">Transmission Roughness<text:tab/>16</text:a></text:p>
          <text:p text:style-name="P27"><text:a xlink:type="simple" xlink:href="#__RefHeading___Toc1801_3995298653" text:style-name="Index_20_Link" text:visited-style-name="Index_20_Link">Emission<text:tab/>16</text:a></text:p>
          <text:p text:style-name="P27"><text:a xlink:type="simple" xlink:href="#__RefHeading___Toc1803_3995298653" text:style-name="Index_20_Link" text:visited-style-name="Index_20_Link">Emission Strength<text:tab/>16</text:a></text:p>
          <text:p text:style-name="P27"><text:a xlink:type="simple" xlink:href="#__RefHeading___Toc1805_3995298653" text:style-name="Index_20_Link" text:visited-style-name="Index_20_Link">Alpha<text:tab/>16</text:a></text:p>
          <text:p text:style-name="P27"><text:a xlink:type="simple" xlink:href="#__RefHeading___Toc1807_3995298653" text:style-name="Index_20_Link" text:visited-style-name="Index_20_Link">Normal<text:tab/>16</text:a></text:p>
          <text:p text:style-name="P27"><text:a xlink:type="simple" xlink:href="#__RefHeading___Toc1809_3995298653" text:style-name="Index_20_Link" text:visited-style-name="Index_20_Link">Clear coat Normal<text:tab/>16</text:a></text:p>
          <text:p text:style-name="P27"><text:a xlink:type="simple" xlink:href="#__RefHeading___Toc1811_3995298653" text:style-name="Index_20_Link" text:visited-style-name="Index_20_Link">Tangent<text:tab/>16</text:a></text:p>
          <text:p text:style-name="P26"><text:a xlink:type="simple" xlink:href="#__RefHeading___Toc1813_3995298653" text:style-name="Index_20_Link" text:visited-style-name="Index_20_Link">Properties<text:tab/>16</text:a></text:p>
          <text:p text:style-name="P28"><text:a xlink:type="simple" xlink:href="#__RefHeading___Toc1815_3995298653" text:style-name="Index_20_Link" text:visited-style-name="Index_20_Link">GGX<text:tab/>16</text:a></text:p>
          <text:p text:style-name="P28"><text:a xlink:type="simple" xlink:href="#__RefHeading___Toc1817_3995298653" text:style-name="Index_20_Link" text:visited-style-name="Index_20_Link">Multiple-scattering GGX<text:tab/>16</text:a></text:p>
          <text:p text:style-name="P27"><text:a xlink:type="simple" xlink:href="#__RefHeading___Toc1819_3995298653" text:style-name="Index_20_Link" text:visited-style-name="Index_20_Link">Subsurface Method<text:tab/>17</text:a></text:p>
          <text:p text:style-name="P28"><text:a xlink:type="simple" xlink:href="#__RefHeading___Toc1821_3995298653" text:style-name="Index_20_Link" text:visited-style-name="Index_20_Link">Christensen-Burley<text:tab/>17</text:a></text:p>
          <text:p text:style-name="P28"><text:a xlink:type="simple" xlink:href="#__RefHeading___Toc1823_3995298653" text:style-name="Index_20_Link" text:visited-style-name="Index_20_Link">Random Walk<text:tab/>17</text:a></text:p>
          <text:p text:style-name="P26"><text:a xlink:type="simple" xlink:href="#__RefHeading___Toc1825_3995298653" text:style-name="Index_20_Link" text:visited-style-name="Index_20_Link">Outputs<text:tab/>17</text:a></text:p>
          <text:p text:style-name="P27"><text:a xlink:type="simple" xlink:href="#__RefHeading___Toc1827_3995298653" text:style-name="Index_20_Link" text:visited-style-name="Index_20_Link">BSDF<text:tab/>17</text:a></text:p>
          <text:p text:style-name="P25"><text:a xlink:type="simple" xlink:href="#__RefHeading___Toc3029_280651245" text:style-name="Index_20_Link" text:visited-style-name="Index_20_Link">Principled Hair BSDF<text:tab/>17</text:a></text:p>
          <text:p text:style-name="P26"><text:soft-page-break/><text:a xlink:type="simple" xlink:href="#__RefHeading___Toc1829_3995298653" text:style-name="Index_20_Link" text:visited-style-name="Index_20_Link">Coloring Hair<text:tab/>17</text:a></text:p>
          <text:p text:style-name="P26"><text:a xlink:type="simple" xlink:href="#__RefHeading___Toc1831_3995298653" text:style-name="Index_20_Link" text:visited-style-name="Index_20_Link">Direct coloring<text:tab/>17</text:a></text:p>
          <text:p text:style-name="P26"><text:a xlink:type="simple" xlink:href="#__RefHeading___Toc1833_3995298653" text:style-name="Index_20_Link" text:visited-style-name="Index_20_Link">Melanin concentration<text:tab/>18</text:a></text:p>
          <text:p text:style-name="P26"><text:a xlink:type="simple" xlink:href="#__RefHeading___Toc1835_3995298653" text:style-name="Index_20_Link" text:visited-style-name="Index_20_Link">Absorption coefficient<text:tab/>18</text:a></text:p>
          <text:p text:style-name="P26"><text:a xlink:type="simple" xlink:href="#__RefHeading___Toc1837_3995298653" text:style-name="Index_20_Link" text:visited-style-name="Index_20_Link">Randomizing Properties<text:tab/>18</text:a></text:p>
          <text:p text:style-name="P26"><text:a xlink:type="simple" xlink:href="#__RefHeading___Toc1839_3995298653" text:style-name="Index_20_Link" text:visited-style-name="Index_20_Link">Inputs<text:tab/>18</text:a></text:p>
          <text:p text:style-name="P27"><text:a xlink:type="simple" xlink:href="#__RefHeading___Toc1841_3995298653" text:style-name="Index_20_Link" text:visited-style-name="Index_20_Link">Color<text:tab/>18</text:a></text:p>
          <text:p text:style-name="P27"><text:a xlink:type="simple" xlink:href="#__RefHeading___Toc1843_3995298653" text:style-name="Index_20_Link" text:visited-style-name="Index_20_Link">Melanin<text:tab/>18</text:a></text:p>
          <text:p text:style-name="P27"><text:a xlink:type="simple" xlink:href="#__RefHeading___Toc1845_3995298653" text:style-name="Index_20_Link" text:visited-style-name="Index_20_Link">Melanin Redness<text:tab/>18</text:a></text:p>
          <text:p text:style-name="P27"><text:a xlink:type="simple" xlink:href="#__RefHeading___Toc1847_3995298653" text:style-name="Index_20_Link" text:visited-style-name="Index_20_Link">Tint<text:tab/>19</text:a></text:p>
          <text:p text:style-name="P27"><text:a xlink:type="simple" xlink:href="#__RefHeading___Toc1849_3995298653" text:style-name="Index_20_Link" text:visited-style-name="Index_20_Link">Absorption coefficient<text:tab/>19</text:a></text:p>
          <text:p text:style-name="P27"><text:a xlink:type="simple" xlink:href="#__RefHeading___Toc1851_3995298653" text:style-name="Index_20_Link" text:visited-style-name="Index_20_Link">Roughness<text:tab/>19</text:a></text:p>
          <text:p text:style-name="P27"><text:a xlink:type="simple" xlink:href="#__RefHeading___Toc1853_3995298653" text:style-name="Index_20_Link" text:visited-style-name="Index_20_Link">Radial Roughness<text:tab/>19</text:a></text:p>
          <text:p text:style-name="P27"><text:a xlink:type="simple" xlink:href="#__RefHeading___Toc1855_3995298653" text:style-name="Index_20_Link" text:visited-style-name="Index_20_Link">Coat<text:tab/>19</text:a></text:p>
          <text:p text:style-name="P27"><text:a xlink:type="simple" xlink:href="#__RefHeading___Toc1857_3995298653" text:style-name="Index_20_Link" text:visited-style-name="Index_20_Link">IOR<text:tab/>19</text:a></text:p>
          <text:p text:style-name="P27"><text:a xlink:type="simple" xlink:href="#__RefHeading___Toc1859_3995298653" text:style-name="Index_20_Link" text:visited-style-name="Index_20_Link">Offset<text:tab/>19</text:a></text:p>
          <text:p text:style-name="P27"><text:a xlink:type="simple" xlink:href="#__RefHeading___Toc1861_3995298653" text:style-name="Index_20_Link" text:visited-style-name="Index_20_Link">Random Color<text:tab/>19</text:a></text:p>
          <text:p text:style-name="P27"><text:a xlink:type="simple" xlink:href="#__RefHeading___Toc1863_3995298653" text:style-name="Index_20_Link" text:visited-style-name="Index_20_Link">Random Roughness<text:tab/>19</text:a></text:p>
          <text:p text:style-name="P27"><text:a xlink:type="simple" xlink:href="#__RefHeading___Toc1865_3995298653" text:style-name="Index_20_Link" text:visited-style-name="Index_20_Link">Random<text:tab/>20</text:a></text:p>
          <text:p text:style-name="P26"><text:a xlink:type="simple" xlink:href="#__RefHeading___Toc1867_3995298653" text:style-name="Index_20_Link" text:visited-style-name="Index_20_Link">Properties<text:tab/>20</text:a></text:p>
          <text:p text:style-name="P27"><text:a xlink:type="simple" xlink:href="#__RefHeading___Toc1869_3995298653" text:style-name="Index_20_Link" text:visited-style-name="Index_20_Link">Parametrization<text:tab/>20</text:a></text:p>
          <text:p text:style-name="P26"><text:a xlink:type="simple" xlink:href="#__RefHeading___Toc1871_3995298653" text:style-name="Index_20_Link" text:visited-style-name="Index_20_Link">Outputs<text:tab/>20</text:a></text:p>
          <text:p text:style-name="P27"><text:a xlink:type="simple" xlink:href="#__RefHeading___Toc1873_3995298653" text:style-name="Index_20_Link" text:visited-style-name="Index_20_Link">BSDF<text:tab/>20</text:a></text:p>
          <text:p text:style-name="P25"><text:a xlink:type="simple" xlink:href="#__RefHeading___Toc3031_280651245" text:style-name="Index_20_Link" text:visited-style-name="Index_20_Link">Principled Volume<text:tab/>20</text:a></text:p>
          <text:p text:style-name="P26"><text:a xlink:type="simple" xlink:href="#__RefHeading___Toc1875_3995298653" text:style-name="Index_20_Link" text:visited-style-name="Index_20_Link">Inputs<text:tab/>20</text:a></text:p>
          <text:p text:style-name="P27"><text:a xlink:type="simple" xlink:href="#__RefHeading___Toc1877_3995298653" text:style-name="Index_20_Link" text:visited-style-name="Index_20_Link">Color<text:tab/>20</text:a></text:p>
          <text:p text:style-name="P27"><text:a xlink:type="simple" xlink:href="#__RefHeading___Toc1879_3995298653" text:style-name="Index_20_Link" text:visited-style-name="Index_20_Link">Color Attribute<text:tab/>20</text:a></text:p>
          <text:p text:style-name="P27"><text:a xlink:type="simple" xlink:href="#__RefHeading___Toc1881_3995298653" text:style-name="Index_20_Link" text:visited-style-name="Index_20_Link">Density<text:tab/>20</text:a></text:p>
          <text:p text:style-name="P27"><text:a xlink:type="simple" xlink:href="#__RefHeading___Toc1883_3995298653" text:style-name="Index_20_Link" text:visited-style-name="Index_20_Link">Density Attribute<text:tab/>20</text:a></text:p>
          <text:p text:style-name="P27"><text:a xlink:type="simple" xlink:href="#__RefHeading___Toc1885_3995298653" text:style-name="Index_20_Link" text:visited-style-name="Index_20_Link">Anisotropy<text:tab/>20</text:a></text:p>
          <text:p text:style-name="P27"><text:a xlink:type="simple" xlink:href="#__RefHeading___Toc1887_3995298653" text:style-name="Index_20_Link" text:visited-style-name="Index_20_Link">Absorption Color<text:tab/>20</text:a></text:p>
          <text:p text:style-name="P27"><text:a xlink:type="simple" xlink:href="#__RefHeading___Toc1889_3995298653" text:style-name="Index_20_Link" text:visited-style-name="Index_20_Link">Emission Strength<text:tab/>21</text:a></text:p>
          <text:p text:style-name="P27"><text:a xlink:type="simple" xlink:href="#__RefHeading___Toc1891_3995298653" text:style-name="Index_20_Link" text:visited-style-name="Index_20_Link">Emission Color<text:tab/>21</text:a></text:p>
          <text:p text:style-name="P27"><text:a xlink:type="simple" xlink:href="#__RefHeading___Toc1893_3995298653" text:style-name="Index_20_Link" text:visited-style-name="Index_20_Link">Blackbody Intensity<text:tab/>21</text:a></text:p>
          <text:p text:style-name="P27"><text:a xlink:type="simple" xlink:href="#__RefHeading___Toc1895_3995298653" text:style-name="Index_20_Link" text:visited-style-name="Index_20_Link">Blackbody Tint<text:tab/>21</text:a></text:p>
          <text:p text:style-name="P27"><text:a xlink:type="simple" xlink:href="#__RefHeading___Toc1897_3995298653" text:style-name="Index_20_Link" text:visited-style-name="Index_20_Link">Temperature<text:tab/>21</text:a></text:p>
          <text:p text:style-name="P27"><text:a xlink:type="simple" xlink:href="#__RefHeading___Toc1899_3995298653" text:style-name="Index_20_Link" text:visited-style-name="Index_20_Link">Temperature Attribute<text:tab/>21</text:a></text:p>
          <text:p text:style-name="P26"><text:a xlink:type="simple" xlink:href="#__RefHeading___Toc1901_3995298653" text:style-name="Index_20_Link" text:visited-style-name="Index_20_Link">Outputs<text:tab/>21</text:a></text:p>
          <text:p text:style-name="P27"><text:a xlink:type="simple" xlink:href="#__RefHeading___Toc1903_3995298653" text:style-name="Index_20_Link" text:visited-style-name="Index_20_Link">Volume<text:tab/>21</text:a></text:p>
          <text:p text:style-name="P25"><text:a xlink:type="simple" xlink:href="#__RefHeading___Toc3033_280651245" text:style-name="Index_20_Link" text:visited-style-name="Index_20_Link">Refraction BSDF<text:tab/>21</text:a></text:p>
          <text:p text:style-name="P26"><text:a xlink:type="simple" xlink:href="#__RefHeading___Toc1905_3995298653" text:style-name="Index_20_Link" text:visited-style-name="Index_20_Link">Inputs<text:tab/>21</text:a></text:p>
          <text:p text:style-name="P27"><text:a xlink:type="simple" xlink:href="#__RefHeading___Toc1907_3995298653" text:style-name="Index_20_Link" text:visited-style-name="Index_20_Link">Color<text:tab/>21</text:a></text:p>
          <text:p text:style-name="P27"><text:a xlink:type="simple" xlink:href="#__RefHeading___Toc1909_3995298653" text:style-name="Index_20_Link" text:visited-style-name="Index_20_Link">Roughness<text:tab/>21</text:a></text:p>
          <text:p text:style-name="P27"><text:a xlink:type="simple" xlink:href="#__RefHeading___Toc1911_3995298653" text:style-name="Index_20_Link" text:visited-style-name="Index_20_Link">Normal<text:tab/>21</text:a></text:p>
          <text:p text:style-name="P26"><text:a xlink:type="simple" xlink:href="#__RefHeading___Toc1913_3995298653" text:style-name="Index_20_Link" text:visited-style-name="Index_20_Link">Properties<text:tab/>22</text:a></text:p>
          <text:p text:style-name="P27"><text:a xlink:type="simple" xlink:href="#__RefHeading___Toc1915_3995298653" text:style-name="Index_20_Link" text:visited-style-name="Index_20_Link">Distribution<text:tab/>22</text:a></text:p>
          <text:p text:style-name="P26"><text:a xlink:type="simple" xlink:href="#__RefHeading___Toc1917_3995298653" text:style-name="Index_20_Link" text:visited-style-name="Index_20_Link">Outputs<text:tab/>22</text:a></text:p>
          <text:p text:style-name="P27"><text:a xlink:type="simple" xlink:href="#__RefHeading___Toc1919_3995298653" text:style-name="Index_20_Link" text:visited-style-name="Index_20_Link">BSDF<text:tab/>22</text:a></text:p>
          <text:p text:style-name="P25"><text:a xlink:type="simple" xlink:href="#__RefHeading___Toc3035_280651245" text:style-name="Index_20_Link" text:visited-style-name="Index_20_Link">Specular<text:tab/>22</text:a></text:p>
          <text:p text:style-name="P26"><text:a xlink:type="simple" xlink:href="#__RefHeading___Toc1921_3995298653" text:style-name="Index_20_Link" text:visited-style-name="Index_20_Link">Inputs<text:tab/>22</text:a></text:p>
          <text:p text:style-name="P27"><text:a xlink:type="simple" xlink:href="#__RefHeading___Toc1923_3995298653" text:style-name="Index_20_Link" text:visited-style-name="Index_20_Link">Base Color<text:tab/>22</text:a></text:p>
          <text:p text:style-name="P27"><text:a xlink:type="simple" xlink:href="#__RefHeading___Toc1925_3995298653" text:style-name="Index_20_Link" text:visited-style-name="Index_20_Link">Specular Color<text:tab/>22</text:a></text:p>
          <text:p text:style-name="P27"><text:a xlink:type="simple" xlink:href="#__RefHeading___Toc1927_3995298653" text:style-name="Index_20_Link" text:visited-style-name="Index_20_Link">Roughness<text:tab/>22</text:a></text:p>
          <text:p text:style-name="P27"><text:soft-page-break/><text:a xlink:type="simple" xlink:href="#__RefHeading___Toc1929_3995298653" text:style-name="Index_20_Link" text:visited-style-name="Index_20_Link">Emissive Color<text:tab/>23</text:a></text:p>
          <text:p text:style-name="P27"><text:a xlink:type="simple" xlink:href="#__RefHeading___Toc1931_3995298653" text:style-name="Index_20_Link" text:visited-style-name="Index_20_Link">Transparency<text:tab/>23</text:a></text:p>
          <text:p text:style-name="P27"><text:a xlink:type="simple" xlink:href="#__RefHeading___Toc1933_3995298653" text:style-name="Index_20_Link" text:visited-style-name="Index_20_Link">Normal<text:tab/>23</text:a></text:p>
          <text:p text:style-name="P27"><text:a xlink:type="simple" xlink:href="#__RefHeading___Toc1935_3995298653" text:style-name="Index_20_Link" text:visited-style-name="Index_20_Link">Clear coat<text:tab/>23</text:a></text:p>
          <text:p text:style-name="P27"><text:a xlink:type="simple" xlink:href="#__RefHeading___Toc1937_3995298653" text:style-name="Index_20_Link" text:visited-style-name="Index_20_Link">Clear coat Roughness<text:tab/>23</text:a></text:p>
          <text:p text:style-name="P27"><text:a xlink:type="simple" xlink:href="#__RefHeading___Toc1939_3995298653" text:style-name="Index_20_Link" text:visited-style-name="Index_20_Link">Clear coat Normal<text:tab/>23</text:a></text:p>
          <text:p text:style-name="P27"><text:a xlink:type="simple" xlink:href="#__RefHeading___Toc1941_3995298653" text:style-name="Index_20_Link" text:visited-style-name="Index_20_Link">Ambient Occlusion<text:tab/>23</text:a></text:p>
          <text:p text:style-name="P26"><text:a xlink:type="simple" xlink:href="#__RefHeading___Toc1943_3995298653" text:style-name="Index_20_Link" text:visited-style-name="Index_20_Link">Outputs<text:tab/>23</text:a></text:p>
          <text:p text:style-name="P27"><text:a xlink:type="simple" xlink:href="#__RefHeading___Toc1945_3995298653" text:style-name="Index_20_Link" text:visited-style-name="Index_20_Link">BSDF<text:tab/>23</text:a></text:p>
          <text:p text:style-name="P25"><text:a xlink:type="simple" xlink:href="#__RefHeading___Toc3037_280651245" text:style-name="Index_20_Link" text:visited-style-name="Index_20_Link">Subsurface Scattering<text:tab/>23</text:a></text:p>
          <text:p text:style-name="P26"><text:a xlink:type="simple" xlink:href="#__RefHeading___Toc1947_3995298653" text:style-name="Index_20_Link" text:visited-style-name="Index_20_Link">Inputs<text:tab/>24</text:a></text:p>
          <text:p text:style-name="P27"><text:a xlink:type="simple" xlink:href="#__RefHeading___Toc1949_3995298653" text:style-name="Index_20_Link" text:visited-style-name="Index_20_Link">Color<text:tab/>24</text:a></text:p>
          <text:p text:style-name="P27"><text:a xlink:type="simple" xlink:href="#__RefHeading___Toc1951_3995298653" text:style-name="Index_20_Link" text:visited-style-name="Index_20_Link">Scale<text:tab/>24</text:a></text:p>
          <text:p text:style-name="P27"><text:a xlink:type="simple" xlink:href="#__RefHeading___Toc1953_3995298653" text:style-name="Index_20_Link" text:visited-style-name="Index_20_Link">Radius<text:tab/>24</text:a></text:p>
          <text:p text:style-name="P27"><text:a xlink:type="simple" xlink:href="#__RefHeading___Toc1955_3995298653" text:style-name="Index_20_Link" text:visited-style-name="Index_20_Link">Sharpness<text:tab/>24</text:a></text:p>
          <text:p text:style-name="P27"><text:a xlink:type="simple" xlink:href="#__RefHeading___Toc1957_3995298653" text:style-name="Index_20_Link" text:visited-style-name="Index_20_Link">Normal<text:tab/>24</text:a></text:p>
          <text:p text:style-name="P27"><text:a xlink:type="simple" xlink:href="#__RefHeading___Toc1959_3995298653" text:style-name="Index_20_Link" text:visited-style-name="Index_20_Link">Texture Blur<text:tab/>24</text:a></text:p>
          <text:p text:style-name="P26"><text:a xlink:type="simple" xlink:href="#__RefHeading___Toc1961_3995298653" text:style-name="Index_20_Link" text:visited-style-name="Index_20_Link">Properties<text:tab/>24</text:a></text:p>
          <text:p text:style-name="P27"><text:a xlink:type="simple" xlink:href="#__RefHeading___Toc1963_3995298653" text:style-name="Index_20_Link" text:visited-style-name="Index_20_Link">Falloff Method<text:tab/>24</text:a></text:p>
          <text:p text:style-name="P28"><text:a xlink:type="simple" xlink:href="#__RefHeading___Toc1965_3995298653" text:style-name="Index_20_Link" text:visited-style-name="Index_20_Link">Christensen-Burley<text:tab/>24</text:a></text:p>
          <text:p text:style-name="P28"><text:a xlink:type="simple" xlink:href="#__RefHeading___Toc1967_3995298653" text:style-name="Index_20_Link" text:visited-style-name="Index_20_Link">Random Walk<text:tab/>24</text:a></text:p>
          <text:p text:style-name="P27"><text:a xlink:type="simple" xlink:href="#__RefHeading___Toc1969_3995298653" text:style-name="Index_20_Link" text:visited-style-name="Index_20_Link">Cubic<text:tab/>25</text:a></text:p>
          <text:p text:style-name="P27"><text:a xlink:type="simple" xlink:href="#__RefHeading___Toc1971_3995298653" text:style-name="Index_20_Link" text:visited-style-name="Index_20_Link">Gaussian<text:tab/>25</text:a></text:p>
          <text:p text:style-name="P26"><text:a xlink:type="simple" xlink:href="#__RefHeading___Toc1973_3995298653" text:style-name="Index_20_Link" text:visited-style-name="Index_20_Link">Outputs<text:tab/>25</text:a></text:p>
          <text:p text:style-name="P27"><text:a xlink:type="simple" xlink:href="#__RefHeading___Toc1975_3995298653" text:style-name="Index_20_Link" text:visited-style-name="Index_20_Link">BSSRDF<text:tab/>25</text:a></text:p>
          <text:p text:style-name="P25"><text:a xlink:type="simple" xlink:href="#__RefHeading___Toc3039_280651245" text:style-name="Index_20_Link" text:visited-style-name="Index_20_Link">Toon BSDF<text:tab/>25</text:a></text:p>
          <text:p text:style-name="P26"><text:a xlink:type="simple" xlink:href="#__RefHeading___Toc1977_3995298653" text:style-name="Index_20_Link" text:visited-style-name="Index_20_Link">Inputs<text:tab/>25</text:a></text:p>
          <text:p text:style-name="P27"><text:a xlink:type="simple" xlink:href="#__RefHeading___Toc1979_3995298653" text:style-name="Index_20_Link" text:visited-style-name="Index_20_Link">Color<text:tab/>25</text:a></text:p>
          <text:p text:style-name="P27"><text:a xlink:type="simple" xlink:href="#__RefHeading___Toc1981_3995298653" text:style-name="Index_20_Link" text:visited-style-name="Index_20_Link">Size<text:tab/>25</text:a></text:p>
          <text:p text:style-name="P27"><text:a xlink:type="simple" xlink:href="#__RefHeading___Toc1983_3995298653" text:style-name="Index_20_Link" text:visited-style-name="Index_20_Link">Smooth<text:tab/>25</text:a></text:p>
          <text:p text:style-name="P27"><text:a xlink:type="simple" xlink:href="#__RefHeading___Toc1985_3995298653" text:style-name="Index_20_Link" text:visited-style-name="Index_20_Link">Normal<text:tab/>25</text:a></text:p>
          <text:p text:style-name="P26"><text:a xlink:type="simple" xlink:href="#__RefHeading___Toc1987_3995298653" text:style-name="Index_20_Link" text:visited-style-name="Index_20_Link">Properties<text:tab/>25</text:a></text:p>
          <text:p text:style-name="P27"><text:a xlink:type="simple" xlink:href="#__RefHeading___Toc1989_3995298653" text:style-name="Index_20_Link" text:visited-style-name="Index_20_Link">Component<text:tab/>25</text:a></text:p>
          <text:p text:style-name="P28"><text:a xlink:type="simple" xlink:href="#__RefHeading___Toc1991_3995298653" text:style-name="Index_20_Link" text:visited-style-name="Index_20_Link">Diffuse<text:tab/>25</text:a></text:p>
          <text:p text:style-name="P28"><text:a xlink:type="simple" xlink:href="#__RefHeading___Toc1993_3995298653" text:style-name="Index_20_Link" text:visited-style-name="Index_20_Link">Glossy<text:tab/>26</text:a></text:p>
          <text:p text:style-name="P26"><text:a xlink:type="simple" xlink:href="#__RefHeading___Toc1995_3995298653" text:style-name="Index_20_Link" text:visited-style-name="Index_20_Link">Outputs<text:tab/>26</text:a></text:p>
          <text:p text:style-name="P27"><text:a xlink:type="simple" xlink:href="#__RefHeading___Toc1997_3995298653" text:style-name="Index_20_Link" text:visited-style-name="Index_20_Link">BSDF<text:tab/>26</text:a></text:p>
          <text:p text:style-name="P25"><text:a xlink:type="simple" xlink:href="#__RefHeading___Toc3041_280651245" text:style-name="Index_20_Link" text:visited-style-name="Index_20_Link">Translucent BSDF<text:tab/>26</text:a></text:p>
          <text:p text:style-name="P26"><text:a xlink:type="simple" xlink:href="#__RefHeading___Toc1999_3995298653" text:style-name="Index_20_Link" text:visited-style-name="Index_20_Link">Inputs<text:tab/>26</text:a></text:p>
          <text:p text:style-name="P27"><text:a xlink:type="simple" xlink:href="#__RefHeading___Toc2001_3995298653" text:style-name="Index_20_Link" text:visited-style-name="Index_20_Link">Color<text:tab/>26</text:a></text:p>
          <text:p text:style-name="P27"><text:a xlink:type="simple" xlink:href="#__RefHeading___Toc2003_3995298653" text:style-name="Index_20_Link" text:visited-style-name="Index_20_Link">Normal<text:tab/>26</text:a></text:p>
          <text:p text:style-name="P26"><text:a xlink:type="simple" xlink:href="#__RefHeading___Toc2005_3995298653" text:style-name="Index_20_Link" text:visited-style-name="Index_20_Link">Outputs<text:tab/>26</text:a></text:p>
          <text:p text:style-name="P27"><text:a xlink:type="simple" xlink:href="#__RefHeading___Toc2007_3995298653" text:style-name="Index_20_Link" text:visited-style-name="Index_20_Link">BSDF output<text:tab/>26</text:a></text:p>
          <text:p text:style-name="P25"><text:a xlink:type="simple" xlink:href="#__RefHeading___Toc3043_280651245" text:style-name="Index_20_Link" text:visited-style-name="Index_20_Link">Transparent BSDF<text:tab/>26</text:a></text:p>
          <text:p text:style-name="P26"><text:a xlink:type="simple" xlink:href="#__RefHeading___Toc2009_3995298653" text:style-name="Index_20_Link" text:visited-style-name="Index_20_Link">Inputs<text:tab/>26</text:a></text:p>
          <text:p text:style-name="P27"><text:a xlink:type="simple" xlink:href="#__RefHeading___Toc2011_3995298653" text:style-name="Index_20_Link" text:visited-style-name="Index_20_Link">Color<text:tab/>26</text:a></text:p>
          <text:p text:style-name="P26"><text:a xlink:type="simple" xlink:href="#__RefHeading___Toc2013_3995298653" text:style-name="Index_20_Link" text:visited-style-name="Index_20_Link">Outputs<text:tab/>26</text:a></text:p>
          <text:p text:style-name="P27"><text:a xlink:type="simple" xlink:href="#__RefHeading___Toc2015_3995298653" text:style-name="Index_20_Link" text:visited-style-name="Index_20_Link">BSDF<text:tab/>26</text:a></text:p>
          <text:p text:style-name="P25"><text:a xlink:type="simple" xlink:href="#__RefHeading___Toc3045_280651245" text:style-name="Index_20_Link" text:visited-style-name="Index_20_Link">Velvet BSDF<text:tab/>27</text:a></text:p>
          <text:p text:style-name="P26"><text:a xlink:type="simple" xlink:href="#__RefHeading___Toc2017_3995298653" text:style-name="Index_20_Link" text:visited-style-name="Index_20_Link">Inputs<text:tab/>27</text:a></text:p>
          <text:p text:style-name="P27"><text:a xlink:type="simple" xlink:href="#__RefHeading___Toc2019_3995298653" text:style-name="Index_20_Link" text:visited-style-name="Index_20_Link">Color<text:tab/>27</text:a></text:p>
          <text:p text:style-name="P27"><text:a xlink:type="simple" xlink:href="#__RefHeading___Toc2021_3995298653" text:style-name="Index_20_Link" text:visited-style-name="Index_20_Link">Sigma<text:tab/>27</text:a></text:p>
          <text:p text:style-name="P27"><text:a xlink:type="simple" xlink:href="#__RefHeading___Toc2023_3995298653" text:style-name="Index_20_Link" text:visited-style-name="Index_20_Link">Normal<text:tab/>27</text:a></text:p>
          <text:p text:style-name="P26"><text:soft-page-break/><text:a xlink:type="simple" xlink:href="#__RefHeading___Toc2025_3995298653" text:style-name="Index_20_Link" text:visited-style-name="Index_20_Link">Outputs<text:tab/>27</text:a></text:p>
          <text:p text:style-name="P27"><text:a xlink:type="simple" xlink:href="#__RefHeading___Toc2027_3995298653" text:style-name="Index_20_Link" text:visited-style-name="Index_20_Link">BSDF<text:tab/>27</text:a></text:p>
          <text:p text:style-name="P25"><text:a xlink:type="simple" xlink:href="#__RefHeading___Toc3047_280651245" text:style-name="Index_20_Link" text:visited-style-name="Index_20_Link">Volume Absorption<text:tab/>27</text:a></text:p>
          <text:p text:style-name="P26"><text:a xlink:type="simple" xlink:href="#__RefHeading___Toc2029_3995298653" text:style-name="Index_20_Link" text:visited-style-name="Index_20_Link">Inputs<text:tab/>27</text:a></text:p>
          <text:p text:style-name="P27"><text:a xlink:type="simple" xlink:href="#__RefHeading___Toc2031_3995298653" text:style-name="Index_20_Link" text:visited-style-name="Index_20_Link">Color<text:tab/>27</text:a></text:p>
          <text:p text:style-name="P27"><text:a xlink:type="simple" xlink:href="#__RefHeading___Toc2033_3995298653" text:style-name="Index_20_Link" text:visited-style-name="Index_20_Link">Density<text:tab/>27</text:a></text:p>
          <text:p text:style-name="P26"><text:a xlink:type="simple" xlink:href="#__RefHeading___Toc2035_3995298653" text:style-name="Index_20_Link" text:visited-style-name="Index_20_Link">Outputs<text:tab/>27</text:a></text:p>
          <text:p text:style-name="P27"><text:a xlink:type="simple" xlink:href="#__RefHeading___Toc2037_3995298653" text:style-name="Index_20_Link" text:visited-style-name="Index_20_Link">Volume<text:tab/>27</text:a></text:p>
          <text:p text:style-name="P25"><text:a xlink:type="simple" xlink:href="#__RefHeading___Toc3049_280651245" text:style-name="Index_20_Link" text:visited-style-name="Index_20_Link">Volume Scatter<text:tab/>28</text:a></text:p>
          <text:p text:style-name="P26"><text:a xlink:type="simple" xlink:href="#__RefHeading___Toc2039_3995298653" text:style-name="Index_20_Link" text:visited-style-name="Index_20_Link">Inputs<text:tab/>28</text:a></text:p>
          <text:p text:style-name="P27"><text:a xlink:type="simple" xlink:href="#__RefHeading___Toc2041_3995298653" text:style-name="Index_20_Link" text:visited-style-name="Index_20_Link">Color<text:tab/>28</text:a></text:p>
          <text:p text:style-name="P27"><text:a xlink:type="simple" xlink:href="#__RefHeading___Toc2043_3995298653" text:style-name="Index_20_Link" text:visited-style-name="Index_20_Link">Density<text:tab/>28</text:a></text:p>
          <text:p text:style-name="P27"><text:a xlink:type="simple" xlink:href="#__RefHeading___Toc2045_3995298653" text:style-name="Index_20_Link" text:visited-style-name="Index_20_Link">Anisotropy<text:tab/>28</text:a></text:p>
          <text:p text:style-name="P26"><text:a xlink:type="simple" xlink:href="#__RefHeading___Toc2047_3995298653" text:style-name="Index_20_Link" text:visited-style-name="Index_20_Link">Output<text:tab/>28</text:a></text:p>
          <text:p text:style-name="P27"><text:a xlink:type="simple" xlink:href="#__RefHeading___Toc2049_3995298653" text:style-name="Index_20_Link" text:visited-style-name="Index_20_Link">Volume<text:tab/>28</text:a></text:p>
        </text:index-body>
      </text:table-of-content>
      <text:p text:style-name="P12"/>
      <table:table table:name="Tabelle4" table:style-name="Tabelle4">
        <table:table-column table:style-name="Tabelle4.A"/>
        <table:table-row table:style-name="TableLine2716429589712">
          <table:table-cell table:style-name="Tabelle4.A1" office:value-type="string">
            <text:h text:style-name="P35"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3"/>
      <text:p text:style-name="P18">The shader section contains the different shader nodes. The content is different for the sub modes Object, World and Line Style.<text:span text:style-name="T12"> And it is dependant of the chosen render engine.</text:span></text:p>
      <text:p text:style-name="P19">Left Eevee, right Cycles:</text:p>
      <text:p text:style-name="P14"><draw:frame draw:style-name="fr5" draw:name="Bild30" text:anchor-type="paragraph" svg:x="0.374cm" svg:y="0.372cm" svg:width="7.62cm" svg:height="7.241cm" draw:z-index="1"><draw:image xlink:href="Pictures/10000000000001E0000001C8B5E46F0DB3863600.png" xlink:type="simple" xlink:show="embed" xlink:actuate="onLoad" draw:mime-type="image/png"/></draw:frame><draw:frame draw:style-name="fr5" draw:name="Bild40" text:anchor-type="paragraph" svg:x="8.841cm" svg:y="0.422cm" svg:width="5.009cm" svg:height="9.23cm" draw:z-index="11"><draw:image xlink:href="Pictures/100002010000012800000221D069798EF2FD0F7D.png" xlink:type="simple" xlink:show="embed" xlink:actuate="onLoad" draw:mime-type="image/png"/></draw:frame></text:p>
      <text:p text:style-name="P14"/>
      <text:p text:style-name="P14"/>
      <text:p text:style-name="P14"/>
      <text:p text:style-name="P14"/>
      <text:p text:style-name="P14"/>
      <text:h text:style-name="Heading_20_2" text:outline-level="2"/>
      <text:p text:style-name="Text_20_body"/>
      <text:p text:style-name="Text_20_body"/>
      <text:p text:style-name="Text_20_body"/>
      <text:p text:style-name="Text_20_body"/>
      <text:p text:style-name="P19">The modes ...</text:p>
      <text:p text:style-name="Text_20_body"><draw:frame draw:style-name="fr5" draw:name="Bild31" text:anchor-type="paragraph" svg:x="0.224cm" svg:y="0cm" svg:width="7.25cm" svg:height="4.24cm" draw:z-index="2"><draw:image xlink:href="Pictures/10000000000001C90000010B17E548C9DD92B036.png" xlink:type="simple" xlink:show="embed" xlink:actuate="onLoad" draw:mime-type="image/png"/></draw:frame><draw:frame draw:style-name="fr5" draw:name="Bild32" text:anchor-type="paragraph" svg:x="8.782cm" svg:y="0.039cm" svg:width="7.4cm" svg:height="3.81cm" draw:z-index="3"><draw:image xlink:href="Pictures/10000000000001D2000000F0A17885A71BA7EE7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4"><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3"/>
      <text:p text:style-name="Text_20_body"><text:span text:style-name="T24">Cycles Only</text:span></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5"><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21"/>
      <text:h text:style-name="Heading_20_2" text:outline-level="2"><draw:frame draw:style-name="fr4" draw:name="Bild33" text:anchor-type="paragraph" svg:x="15.997cm" svg:y="0.69cm" svg:width="2.96cm" svg:height="2.06cm" draw:z-index="4"><draw:image xlink:href="Pictures/10000201000000AF0000007AF6976F52DCBA55BE.png" xlink:type="simple" xlink:show="embed" xlink:actuate="onLoad" draw:mime-type="image/png"/></draw:frame><text:bookmark-start text:name="__RefHeading___Toc3015_2224507082"/>Background<text:bookmark-end text:name="__RefHeading___Toc3015_2224507082"/></text:h>
      <text:p text:style-name="P6"><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21"/>
      <text:h text:style-name="Heading_20_2" text:outline-level="2"><draw:frame draw:style-name="fr1" draw:name="Bild34" text:anchor-type="paragraph" svg:y="0.242cm" svg:width="3.23cm" svg:height="2.589cm" draw:z-index="5"><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6"><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21"/>
      <text:h text:style-name="Heading_20_2" text:outline-level="2"><draw:frame draw:style-name="fr1" draw:name="Bild35" text:anchor-type="paragraph" svg:y="0.242cm" svg:width="3.03cm" svg:height="2.251cm" draw:z-index="6"><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21"/>
      <text:h text:style-name="Heading_20_2" text:outline-level="2"><draw:frame draw:style-name="fr1" draw:name="Bild36" text:anchor-type="paragraph" svg:y="0.242cm" svg:width="3.281cm" svg:height="3.69cm" draw:z-index="7"><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10">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8"><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7" text:outline-level="5"><text:bookmark-start text:name="__RefHeading___Toc1697_3995298653"/><text:soft-page-break/>Multiple-scattering GGX <text:bookmark-end text:name="__RefHeading___Toc1697_3995298653"/></text:h>
      <text:p text:style-name="P15">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5">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21"/>
      <text:h text:style-name="Heading_20_2" text:outline-level="2"><draw:frame draw:style-name="fr1" draw:name="Bild38" text:anchor-type="paragraph" svg:y="0.323cm" svg:width="3.12cm" svg:height="3.099cm" draw:z-index="9"><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9">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10"><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38" text:outline-level="5"><text:bookmark-start text:name="__RefHeading___Toc1721_3995298653"/>Beckmann <text:bookmark-end text:name="__RefHeading___Toc1721_3995298653"/></text:h>
      <text:p text:style-name="P17">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5">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21"/>
      <text:h text:style-name="Heading_20_2" text:outline-level="2"><draw:frame draw:style-name="fr1" draw:name="Bild41" text:anchor-type="paragraph" svg:y="0.323cm" svg:width="3.3cm" svg:height="4.03cm" draw:z-index="12"><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5">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3"><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4"><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21"/>
      <text:h text:style-name="Heading_20_2" text:outline-level="2"><draw:frame draw:style-name="fr1" draw:name="Bild44" text:anchor-type="paragraph" svg:y="0.323cm" svg:width="3.03cm" svg:height="2.66cm" draw:z-index="15"><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5.08cm" svg:height="12.12cm" draw:z-index="16"><draw:image xlink:href="Pictures/100002010000012C000002CC4FEC337C37A6C9C3.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ext:soft-page-break/>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2" text:outline-level="4"><text:bookmark-start text:name="__RefHeading___Toc1783_3995298653"/>Anisotropic <text:bookmark-end text:name="__RefHeading___Toc1783_3995298653"/></text:h>
      <text:p text:style-name="P15">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5">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7">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0">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7"><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5">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3"><draw:frame draw:style-name="fr2" draw:name="Bild50" text:anchor-type="paragraph" svg:y="0.055cm" svg:width="15.079cm" svg:height="6.759cm" draw:z-index="19"><draw:image xlink:href="Pictures/100002010000037B0000018FF720A20530FBC06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3"/>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21"/>
      <text:h text:style-name="Heading_20_2" text:outline-level="2"><draw:frame draw:style-name="fr1" draw:name="Bild51" text:anchor-type="paragraph" svg:y="0.048cm" svg:width="4.491cm" svg:height="6.04cm" draw:z-index="20"><draw:image xlink:href="Pictures/10000201000001090000016563B3CD885A01B20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21"/>
      <text:h text:style-name="Heading_20_2" text:outline-level="2"><draw:frame draw:style-name="fr1" draw:name="Bild52" text:anchor-type="paragraph" svg:y="0.048cm" svg:width="2.88cm" svg:height="3.251cm" draw:z-index="21"><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2"><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21"/>
      <text:h text:style-name="Heading_20_2" text:outline-level="2"><draw:frame draw:style-name="fr1" draw:name="Bild54" text:anchor-type="paragraph" svg:y="0.048cm" svg:width="2.78cm" svg:height="5.08cm" draw:z-index="23"><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8">Eevee Only</text:p>
      <text:p text:style-name="P3"/>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6" text:outline-level="3"><text:bookmark-start text:name="__RefHeading___Toc1943_3995298653"/>Outputs<text:bookmark-end text:name="__RefHeading___Toc1943_3995298653"/></text:h>
      <text:h text:style-name="P23" text:outline-level="4"><text:bookmark-start text:name="__RefHeading___Toc1945_3995298653"/>BSDF<text:bookmark-end text:name="__RefHeading___Toc1945_3995298653"/></text:h>
      <text:p text:style-name="Text_20_body">Standard shader output.</text:p>
      <text:p text:style-name="P21"/>
      <text:h text:style-name="Heading_20_2" text:outline-level="2"><draw:frame draw:style-name="fr1" draw:name="Bild55" text:anchor-type="paragraph" svg:y="0.048cm" svg:width="2.889cm" svg:height="3.649cm" draw:z-index="24"><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6"><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5"><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9" text:outline-level="5"><text:bookmark-start text:name="__RefHeading___Toc1967_3995298653"/>Random Walk <text:bookmark-end text:name="__RefHeading___Toc1967_3995298653"/></text:h>
      <text:p text:style-name="P15">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21"/>
      <text:h text:style-name="Heading_20_2" text:outline-level="2"><draw:frame draw:style-name="fr1" draw:name="Bild58" text:anchor-type="paragraph" svg:y="0.603cm" svg:width="2.979cm" svg:height="3.35cm" draw:z-index="27"><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8">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8"><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1"/>
      <text:h text:style-name="Heading_20_2" text:outline-level="2"><draw:frame draw:style-name="fr1" draw:name="Bild60" text:anchor-type="paragraph" svg:y="0.603cm" svg:width="2.739cm" svg:height="1.93cm" draw:z-index="29"><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1"/>
      <text:h text:style-name="Heading_20_2" text:outline-level="2"><draw:frame draw:style-name="fr1" draw:name="Bild61" text:anchor-type="paragraph" svg:y="0.603cm" svg:width="2.76cm" svg:height="1.73cm" draw:z-index="30"><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text:soft-page-break/></text:p>
      <text:p text:style-name="Horizontal_20_Line"/>
      <text:h text:style-name="Heading_20_2" text:outline-level="2"><draw:frame draw:style-name="fr1" draw:name="Bild62" text:anchor-type="paragraph" svg:y="0.603cm" svg:width="2.88cm" svg:height="2.461cm" draw:z-index="31"><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8">Cycles Only</text:p>
      <text:p text:style-name="P8"/>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1"/>
      <text:h text:style-name="Heading_20_2" text:outline-level="2"><draw:frame draw:style-name="fr1" draw:name="Bild63" text:anchor-type="paragraph" svg:y="0.603cm" svg:width="2.731cm" svg:height="1.951cm" draw:z-index="32"><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3"><text:soft-page-break/></text:p>
      <text:p text:style-name="Horizontal_20_Line"/>
      <text:h text:style-name="Heading_20_2" text:outline-level="2"><draw:frame draw:style-name="fr1" draw:name="Bild64" text:anchor-type="paragraph" svg:y="0.603cm" svg:width="2.76cm" svg:height="2.341cm" draw:z-index="33"><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5e36"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0M59S</meta:editing-duration>
    <meta:editing-cycles>806</meta:editing-cycles>
    <meta:generator>LibreOffice/7.0.4.2$Windows_X86_64 LibreOffice_project/dcf040e67528d9187c66b2379df5ea4407429775</meta:generator>
    <dc:date>2021-01-22T11:00:24.501000000</dc:date>
    <meta:document-statistic meta:table-count="2" meta:image-count="36" meta:object-count="0" meta:page-count="28" meta:paragraph-count="761" meta:word-count="4749" meta:character-count="29588" meta:non-whitespace-character-count="25588"/>
    <meta:template xlink:type="simple" xlink:actuate="onRequest" xlink:title="standard1cm" xlink:href="../../../AppData/Roaming/LibreOffice/4/user/template/standard1cm.ott" meta:date="2016-03-29T10:15:31.334000000"/>
  </office:meta>
</office:document-meta>
</file>